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7.svm" manifest:media-type=""/>
  <manifest:file-entry manifest:full-path="Pictures/TablePreview12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1.svm" manifest:media-type=""/>
  <manifest:file-entry manifest:full-path="Pictures/TablePreview36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72bf44" draw:marker-start-width="0.517cm" draw:marker-end-width="0.517cm" draw:fill="none" draw:textarea-vertical-align="middle" fo:padding-top="0.23cm" fo:padding-bottom="0.23cm" fo:padding-left="0.355cm" fo:padding-right="0.355cm" draw:shadow="hidden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5.034cm" fo:min-width="0cm" draw:shadow="hidden"/>
    </style:style>
    <style:style style:name="gr3" style:family="graphic" style:parent-style-name="Default_5f_1">
      <style:graphic-properties draw:stroke="none" svg:stroke-color="#000000" draw:fill="none" draw:fill-color="#ffffff" fo:min-height="0.712cm"/>
    </style:style>
    <style:style style:name="gr4" style:family="graphic" style:parent-style-name="Default_5f_1">
      <style:graphic-properties svg:stroke-width="0.018cm" svg:stroke-color="#3465a4" draw:marker-start-width="0.227cm" draw:marker-end-width="0.227cm" draw:fill-color="#ffffff" draw:textarea-horizontal-align="justify" draw:textarea-vertical-align="middle" draw:auto-grow-height="false" fo:min-height="0.432cm" fo:min-width="6.582cm" fo:padding-top="0.134cm" fo:padding-bottom="0.134cm" fo:padding-left="0.259cm" fo:padding-right="0.259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66cm"/>
    </style:style>
    <style:style style:name="gr6" style:family="graphic" style:parent-style-name="Default_5f_1">
      <style:graphic-properties draw:stroke="none" svg:stroke-color="#000000" draw:fill="solid" draw:fill-color="#89c765" fo:min-height="0.75cm" draw:shadow="hidden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604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6.399cm"/>
    </style:style>
    <style:style style:name="gr14" style:family="graphic" style:parent-style-name="Default_5f_1">
      <style:graphic-properties draw:fill-color="#ffffff" draw:textarea-horizontal-align="justify" draw:textarea-vertical-align="middle" draw:auto-grow-height="false" fo:min-height="0.95cm" fo:min-width="9.8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12cm" fo:min-width="1.688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88cm" fo:min-width="2.638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20" style:family="graphic" style:parent-style-name="Default_5f_1">
      <style:graphic-properties draw:fill-color="#ffffff" draw:textarea-horizontal-align="justify" draw:textarea-vertical-align="middle" draw:auto-grow-height="false" fo:min-height="1.25cm" fo:min-width="8.6cm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4" style:family="graphic" style:parent-style-name="Default_5f_1">
      <style:graphic-properties draw:fill-color="#89c765" draw:textarea-horizontal-align="justify" draw:textarea-vertical-align="middle" draw:auto-grow-height="false" fo:min-height="0.75cm" fo:min-width="6.8cm"/>
    </style:style>
    <style:style style:name="co1" style:family="table-column">
      <style:table-column-properties style:column-width="3.763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2.337cm" style:use-optimal-column-width="false"/>
    </style:style>
    <style:style style:name="co4" style:family="table-column">
      <style:table-column-properties style:column-width="3.237cm" style:use-optimal-column-width="false"/>
    </style:style>
    <style:style style:name="co5" style:family="table-column">
      <style:table-column-properties style:column-width="2.548cm" style:use-optimal-column-width="false"/>
    </style:style>
    <style:style style:name="co6" style:family="table-column">
      <style:table-column-properties style:column-width="4.601cm" style:use-optimal-column-width="false"/>
    </style:style>
    <style:style style:name="co7" style:family="table-column">
      <style:table-column-properties style:column-width="3.79cm" style:use-optimal-column-width="false"/>
    </style:style>
    <style:style style:name="co8" style:family="table-column">
      <style:table-column-properties style:column-width="2.98cm" style:use-optimal-column-width="false"/>
    </style:style>
    <style:style style:name="co9" style:family="table-column">
      <style:table-column-properties style:column-width="6.569cm" style:use-optimal-column-width="false"/>
    </style:style>
    <style:style style:name="co10" style:family="table-column">
      <style:table-column-properties style:column-width="3.149cm" style:use-optimal-column-width="false"/>
    </style:style>
    <style:style style:name="co11" style:family="table-column">
      <style:table-column-properties style:column-width="2.831cm" style:use-optimal-column-width="false"/>
    </style:style>
    <style:style style:name="co12" style:family="table-column">
      <style:table-column-properties style:column-width="2.229cm" style:use-optimal-column-width="false"/>
    </style:style>
    <style:style style:name="co13" style:family="table-column">
      <style:table-column-properties style:column-width="2.343cm" style:use-optimal-column-width="false"/>
    </style:style>
    <style:style style:name="co14" style:family="table-column">
      <style:table-column-properties style:column-width="2.496cm" style:use-optimal-column-width="false"/>
    </style:style>
    <style:style style:name="co15" style:family="table-column">
      <style:table-column-properties style:column-width="5.241cm" style:use-optimal-column-width="false"/>
    </style:style>
    <style:style style:name="co16" style:family="table-column">
      <style:table-column-properties style:column-width="2.945cm" style:use-optimal-column-width="false"/>
    </style:style>
    <style:style style:name="co17" style:family="table-column">
      <style:table-column-properties style:column-width="5.503cm" style:use-optimal-column-width="false"/>
    </style:style>
    <style:style style:name="co18" style:family="table-column">
      <style:table-column-properties style:column-width="2.068cm" style:use-optimal-column-width="false"/>
    </style:style>
    <style:style style:name="co19" style:family="table-column">
      <style:table-column-properties style:column-width="7.052cm" style:use-optimal-column-width="false"/>
    </style:style>
    <style:style style:name="co20" style:family="table-column">
      <style:table-column-properties style:column-width="1.946cm" style:use-optimal-column-width="false"/>
    </style:style>
    <style:style style:name="co21" style:family="table-column">
      <style:table-column-properties style:column-width="5.102cm" style:use-optimal-column-width="false"/>
    </style:style>
    <style:style style:name="co22" style:family="table-column">
      <style:table-column-properties style:column-width="10.409cm" style:use-optimal-column-width="false"/>
    </style:style>
    <style:style style:name="co23" style:family="table-column">
      <style:table-column-properties style:column-width="5.172cm" style:use-optimal-column-width="false"/>
    </style:style>
    <style:style style:name="co24" style:family="table-column">
      <style:table-column-properties style:column-width="5.99cm" style:use-optimal-column-width="false"/>
    </style:style>
    <style:style style:name="co25" style:family="table-column">
      <style:table-column-properties style:column-width="2.333cm" style:use-optimal-column-width="false"/>
    </style:style>
    <style:style style:name="co26" style:family="table-column">
      <style:table-column-properties style:column-width="8.337cm" style:use-optimal-column-width="false"/>
    </style:style>
    <style:style style:name="co27" style:family="table-column">
      <style:table-column-properties style:column-width="3.737cm" style:use-optimal-column-width="false"/>
    </style:style>
    <style:style style:name="co28" style:family="table-column">
      <style:table-column-properties style:column-width="3.553cm" style:use-optimal-column-width="false"/>
    </style:style>
    <style:style style:name="co29" style:family="table-column">
      <style:table-column-properties style:column-width="14.099cm" style:use-optimal-column-width="false"/>
    </style:style>
    <style:style style:name="co30" style:family="table-column">
      <style:table-column-properties style:column-width="6.78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79cm"/>
    </style:style>
    <style:style style:name="ro3" style:family="table-row">
      <style:table-row-properties style:row-height="3.159cm"/>
    </style:style>
    <style:style style:name="ro4" style:family="table-row">
      <style:table-row-properties style:row-height="3.165cm"/>
    </style:style>
    <style:style style:name="ro5" style:family="table-row">
      <style:table-row-properties style:row-height="0.785cm"/>
    </style:style>
    <style:style style:name="ro6" style:family="table-row">
      <style:table-row-properties style:row-height="1.456cm"/>
    </style:style>
    <style:style style:name="ro7" style:family="table-row">
      <style:table-row-properties style:row-height="1.455cm"/>
    </style:style>
    <style:style style:name="ro8" style:family="table-row">
      <style:table-row-properties style:row-height="1.409cm"/>
    </style:style>
    <style:style style:name="ro9" style:family="table-row">
      <style:table-row-properties style:row-height="1.683cm"/>
    </style:style>
    <style:style style:name="ro10" style:family="table-row">
      <style:table-row-properties style:row-height="0.6cm"/>
    </style:style>
    <style:style style:name="ce1" style:family="table-cell">
      <style:text-properties style:use-window-font-color="true"/>
    </style:style>
    <style:style style:name="ce2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</style:style>
    <style:style style:name="ce3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cd3c1"/>
      <style:paragraph-properties fo:border="0.03pt solid #ffffff"/>
    </style:style>
    <style:style style:name="ce5" style:family="table-cell">
      <loext:graphic-properties draw:fill="solid" draw:fill-color="#fedcc6"/>
      <style:paragraph-properties fo:border="0.03pt solid #ffffff"/>
    </style:style>
    <style:style style:name="ce6" style:family="table-cell">
      <style:paragraph-properties fo:border-left="none" fo:border-right="0.03pt solid #ffffff" fo:border-top="0.03pt solid #ffffff" fo:border-bottom="0.03pt solid #ffffff"/>
    </style:style>
    <style:style style:name="ce7" style:family="table-cell">
      <style:paragraph-properties fo:border-left="0.03pt solid #ffffff" fo:border-right="none" fo:border-top="0.03pt solid #ffffff" fo:border-bottom="0.03pt solid #ffffff"/>
    </style:style>
    <style:style style:name="ce8" style:family="table-cell">
      <loext:graphic-properties draw:fill="solid" draw:fill-color="#ffffff"/>
      <style:paragraph-properties fo:border="0.03pt solid #ffffff"/>
      <style:text-properties style:text-underline-style="solid" style:text-underline-width="auto" style:text-underline-color="font-color"/>
    </style:style>
    <style:style style:name="ce9" style:family="table-cell">
      <loext:graphic-properties draw:fill="solid" draw:fill-color="#ffffff"/>
      <style:paragraph-properties fo:border="0.03pt solid #ffffff"/>
    </style:style>
    <style:style style:name="ce10" style:family="table-cell">
      <loext:graphic-properties draw:textarea-vertical-align="middle"/>
    </style:style>
    <style:style style:name="ce11" style:family="table-cell">
      <loext:graphic-properties draw:fill="solid" draw:fill-color="#ffffff"/>
      <style:paragraph-properties fo:border="0.03pt solid #000000"/>
    </style:style>
    <style:style style:name="ce12" style:family="table-cell">
      <loext:graphic-properties draw:fill="solid" draw:fill-color="#89c765"/>
      <style:paragraph-properties fo:border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3cm" fo:margin-bottom="0cm"/>
    </style:style>
    <style:style style:name="P3" style:family="paragraph">
      <loext:graphic-properties draw:fill="none" draw:fill-color="#ffffff"/>
      <style:paragraph-properties fo:margin-top="0.3cm" fo:margin-bottom="0cm"/>
      <style:text-properties style:font-name="Kinnari" fo:font-size="80pt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loext:graphic-properties draw:fill="none" draw:fill-color="#ffffff"/>
      <style:text-properties fo:color="#000000" fo:font-size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89c765"/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background-color="#89c765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89c765"/>
      <style:paragraph-properties fo:text-align="center"/>
    </style:style>
    <style:style style:name="T1" style:family="text">
      <style:text-properties style:use-window-font-color="true" fo:font-size="18pt"/>
    </style:style>
    <style:style style:name="T2" style:family="text">
      <style:text-properties fo:font-size="18pt"/>
    </style:style>
    <style:style style:name="T3" style:family="text">
      <style:text-properties fo:color="#00864b" style:font-name="Kinnari" fo:font-size="80pt"/>
    </style:style>
    <style:style style:name="T4" style:family="text">
      <style:text-properties style:font-name="Kinnari" fo:font-size="80pt"/>
    </style:style>
    <style:style style:name="T5" style:family="text">
      <style:text-properties fo:color="#000000" fo:font-size="1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#89c76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</text:span><text:span text:style-name="T1">Status</text:span></text:p>
              </table:table-cell>
              <table:table-cell>
                <text:p><text:span text:style-name="T1">Store</text:span><text:span text:style-name="T1">s</text:span></text:p>
              </table:table-cell>
              <table:table-cell>
                <text:p><text:span text:style-name="T1">About </text:span><text:span text:style-name="T1">U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6.483cm" svg:height="5.284cm" svg:x="1.217cm" svg:y="0.702cm">
          <draw:text-box draw:corner-radius="0.083cm">
            <text:p text:style-name="P2"><text:span text:style-name="T3">G</text:span><text:span text:style-name="T3">a</text:span><text:span text:style-name="T3">r</text:span><text:span text:style-name="T3">d</text:span><text:span text:style-name="T3">e</text:span><text:span text:style-name="T3">n</text:span><text:span text:style-name="T4"> </text:span><text:span text:style-name="T3">F</text:span><text:span text:style-name="T3">e</text:span><text:span text:style-name="T3">v</text:span><text:span text:style-name="T3">e</text:span><text:span text:style-name="T3">r</text:span></text:p>
          </draw:text-box>
        </draw:frame>
        <draw:frame draw:style-name="Default_5f_1" draw:layer="layout" svg:width="13.338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View </text:span><text:span text:style-name="T2">Customer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5" draw:layer="layout" svg:width="13cm" svg:height="0.962cm" svg:x="6.888cm" svg:y="10.032cm">
          <draw:text-box>
            <text:p><text:span text:style-name="T5">Email </text:span><text:span text:style-name="T5">Address</text:span></text:p>
          </draw:text-box>
        </draw:frame>
        <draw:custom-shape draw:style-name="gr4" draw:text-style-name="P6" draw:layer="layout" svg:width="7.1cm" svg:height="0.7cm" svg:x="7.159cm" svg:y="11.04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6cm" svg:height="0.962cm" svg:x="6.94cm" svg:y="12.047cm">
          <draw:text-box>
            <text:p><text:span text:style-name="T5">Password</text:span></text:p>
          </draw:text-box>
        </draw:frame>
        <draw:custom-shape draw:style-name="gr4" draw:text-style-name="P6" draw:layer="layout" svg:width="7.1cm" svg:height="0.7cm" svg:x="7.2cm" svg:y="12.94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5cm" svg:height="1cm" svg:x="7.1cm" svg:y="14.247cm">
          <draw:text-box>
            <text:p text:style-name="P7"><text:span text:style-name="T2">SIGN-IN</text:span></text:p>
          </draw:text-box>
        </draw:frame>
        <draw:frame draw:style-name="Default_5f_1" draw:layer="layout" svg:width="2.83cm" svg:height="2.393cm" svg:x="5.019cm" svg:y="6.429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4">
                <text:p>As <text:s text:c="6"/>Order Team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page2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7.067cm" svg:height="0.971cm" svg:x="1.213cm" svg:y="5.50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Default_5f_1" draw:layer="layout" svg:width="8.185cm" svg:height="1.682cm" svg:x="1.299cm" svg:y="6.43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">
              <table:table-cell table:style-name="ce5">
                <text:p>Welcome Order Team</text:p>
              </table:table-cell>
              <table:table-cell table:style-name="ce6">
                <text:p>Log-Out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9" draw:layer="layout" svg:width="3.753cm" svg:height="1.162cm" svg:x="12.047cm" svg:y="8.2cm">
          <draw:text-box>
            <text:p><text:span text:style-name="T6">Your Profile</text:span></text:p>
          </draw:text-box>
        </draw:frame>
        <draw:frame draw:style-name="gr8" draw:text-style-name="P10" draw:layer="layout" svg:width="3.605cm" svg:height="0.962cm" svg:x="7.795cm" svg:y="9.6cm">
          <draw:text-box>
            <text:p><text:span text:style-name="T2">First Name</text:span></text:p>
          </draw:text-box>
        </draw:frame>
        <draw:frame draw:style-name="gr9" draw:text-style-name="P10" draw:layer="layout" svg:width="3.767cm" svg:height="0.962cm" svg:x="7.8cm" svg:y="10.962cm">
          <draw:text-box>
            <text:p><text:span text:style-name="T2">Last Name</text:span></text:p>
          </draw:text-box>
        </draw:frame>
        <draw:frame draw:style-name="gr10" draw:text-style-name="P10" draw:layer="layout" svg:width="2.085cm" svg:height="0.962cm" svg:x="9.2cm" svg:y="13.6cm">
          <draw:text-box>
            <text:p><text:span text:style-name="T2">Email</text:span></text:p>
          </draw:text-box>
        </draw:frame>
        <draw:frame draw:style-name="gr9" draw:text-style-name="P10" draw:layer="layout" svg:width="5.116cm" svg:height="0.962cm" svg:x="6.284cm" svg:y="12.262cm">
          <draw:text-box>
            <text:p><text:span text:style-name="T2">Contact Number</text:span></text:p>
          </draw:text-box>
        </draw:frame>
        <draw:frame draw:style-name="Default_5f_1" draw:layer="layout" svg:width="7.57cm" svg:height="5.519cm" svg:x="11.449cm" svg:y="9.408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2">
              <table:table-cell table:style-name="ce7">
                <text:p>Rasika</text:p>
              </table:table-cell>
              <table:table-cell table:style-name="ce8">
                <text:p><text:span text:style-name="T6">edit</text:span></text:p>
              </table:table-cell>
            </table:table-row>
            <table:table-row table:style-name="ro2">
              <table:table-cell table:style-name="ce7">
                <text:p>Patil</text:p>
              </table:table-cell>
              <table:table-cell table:style-name="ce9">
                <text:p><text:span text:style-name="T6">edit</text:span></text:p>
              </table:table-cell>
            </table:table-row>
            <table:table-row table:style-name="ro2">
              <table:table-cell table:style-name="ce7">
                <text:p>7854123695</text:p>
              </table:table-cell>
              <table:table-cell table:style-name="ce9">
                <text:p><text:span text:style-name="T6">edit</text:span></text:p>
              </table:table-cell>
            </table:table-row>
            <table:table-row table:style-name="ro2">
              <table:table-cell table:style-name="ce7">
                <text:p>rasika@gmail.com</text:p>
              </table:table-cell>
              <table:table-cell table:style-name="ce9">
                <text:p><text:span text:style-name="T6">edit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1" draw:text-style-name="P11" draw:layer="layout" svg:width="2.581cm" svg:height="0.962cm" svg:x="14.419cm" svg:y="15.5cm">
          <draw:text-box>
            <text:p><text:span text:style-name="T7">confirm</text:span></text:p>
          </draw:text-box>
        </draw:frame>
      </draw:page>
      <draw:page draw:name="page3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3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1.623cm" svg:height="0.971cm" svg:x="1.213cm" svg:y="5.50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9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View Customers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5">
                <text:p><text:span text:style-name="T2">Cart <text:s/>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2" draw:text-style-name="P9" draw:layer="layout" svg:width="5.104cm" svg:height="0.962cm" svg:x="11.602cm" svg:y="7.9cm">
          <draw:text-box>
            <text:p><text:span text:style-name="T6">View Customers</text:span></text:p>
          </draw:text-box>
        </draw:frame>
        <draw:frame draw:style-name="Default_5f_1" draw:layer="layout" svg:width="17.456cm" svg:height="9.482cm" svg:x="1.84cm" svg:y="9.817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3" table:default-cell-style-name="ce10">
              <table:table-cell>
                <text:p>Sno.</text:p>
              </table:table-cell>
              <table:table-cell>
                <text:p>Customer ID</text:p>
              </table:table-cell>
              <table:table-cell>
                <text:p>Customer Name</text:p>
              </table:table-cell>
            </table:table-row>
            <table:table-row table:style-name="ro3" table:default-cell-style-name="ce10">
              <table:table-cell>
                <text:p>1.</text:p>
              </table:table-cell>
              <table:table-cell>
                <text:p>`1045</text:p>
              </table:table-cell>
              <table:table-cell>
                <text:p>Rasika Patil</text:p>
              </table:table-cell>
            </table:table-row>
            <table:table-row table:style-name="ro4" table:default-cell-style-name="ce10">
              <table:table-cell>
                <text:p>2.</text:p>
              </table:table-cell>
              <table:table-cell>
                <text:p>2034</text:p>
              </table:table-cell>
              <table:table-cell>
                <text:p>Parul Chaturvedi</text:p>
              </table:table-cell>
            </table:table-row>
          </table:table>
          <draw:image xlink:href="Pictures/TablePreview16.svm" xlink:type="simple" xlink:show="embed" xlink:actuate="onLoad"/>
        </draw:frame>
      </draw:page>
      <draw:page draw:name="page4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8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1.623cm" svg:height="0.971cm" svg:x="1.213cm" svg:y="5.50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9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View Customers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5">
                <text:p><text:span text:style-name="T2">Cart <text:s/>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3" draw:text-style-name="P9" draw:layer="layout" svg:width="6.899cm" svg:height="0.962cm" svg:x="11.602cm" svg:y="7.9cm">
          <draw:text-box>
            <text:p><text:span text:style-name="T6">View Customer Details</text:span></text:p>
          </draw:text-box>
        </draw:frame>
        <draw:frame draw:style-name="Default_5f_1" draw:layer="layout" svg:width="11.161cm" svg:height="6.542cm" svg:x="8.238cm" svg:y="9.202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1">
              <table:table-cell table:style-name="ce2">
                <text:p>Customer Name:</text:p>
              </table:table-cell>
              <table:table-cell table:style-name="ce11">
                <text:p>Rasika Patil</text:p>
              </table:table-cell>
            </table:table-row>
            <table:table-row table:style-name="ro5">
              <table:table-cell table:style-name="ce2">
                <text:p>Address: </text:p>
              </table:table-cell>
              <table:table-cell table:style-name="ce11">
                <text:p>Infosys Hinjewadi</text:p>
              </table:table-cell>
            </table:table-row>
            <table:table-row table:style-name="ro1">
              <table:table-cell table:style-name="ce2">
                <text:p>Pin Code:</text:p>
              </table:table-cell>
              <table:table-cell table:style-name="ce11">
                <text:p>411037</text:p>
              </table:table-cell>
            </table:table-row>
            <table:table-row table:style-name="ro1">
              <table:table-cell table:style-name="ce2">
                <text:p>City:</text:p>
              </table:table-cell>
              <table:table-cell table:style-name="ce11">
                <text:p>Pune</text:p>
              </table:table-cell>
            </table:table-row>
            <table:table-row table:style-name="ro1">
              <table:table-cell table:style-name="ce2">
                <text:p>State:</text:p>
              </table:table-cell>
              <table:table-cell table:style-name="ce11">
                <text:p>Maharashtra</text:p>
              </table:table-cell>
            </table:table-row>
            <table:table-row table:style-name="ro1">
              <table:table-cell table:style-name="ce2">
                <text:p>Contact:</text:p>
              </table:table-cell>
              <table:table-cell table:style-name="ce11">
                <text:p>011-2435454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14" draw:text-style-name="P6" draw:layer="layout" svg:width="10.3cm" svg:height="1.2cm" svg:x="8.8cm" svg:y="18cm">
          <text:p text:style-name="P7">View Bill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22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23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1.623cm" svg:height="0.971cm" svg:x="1.213cm" svg:y="5.50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9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View Customer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5">
                <text:p><text:span text:style-name="T2">Cart <text:s/>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5" draw:text-style-name="P9" draw:layer="layout" svg:width="2.187cm" svg:height="0.962cm" svg:x="11.602cm" svg:y="7.9cm">
          <draw:text-box>
            <text:p><text:span text:style-name="T6">Billing</text:span></text:p>
          </draw:text-box>
        </draw:frame>
        <draw:frame draw:style-name="Default_5f_1" draw:layer="layout" svg:width="14.406cm" svg:height="4.821cm" svg:x="6.726cm" svg:y="8.86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6" table:default-cell-style-name="gray3">
              <table:table-cell>
                <text:p>Sr No</text:p>
              </table:table-cell>
              <table:table-cell>
                <text:p>Product</text:p>
              </table:table-cell>
              <table:table-cell>
                <text:p>Price</text:p>
              </table:table-cell>
            </table:table-row>
            <table:table-row table:style-name="ro6" table:default-cell-style-name="gray2">
              <table:table-cell>
                <text:p>1.</text:p>
              </table:table-cell>
              <table:table-cell>
                <text:p>Large Gardener’s Supply Cart</text:p>
              </table:table-cell>
              <table:table-cell>
                <text:p>Rs.2500</text:p>
              </table:table-cell>
            </table:table-row>
            <table:table-row table:style-name="ro7" table:default-cell-style-name="gray1">
              <table:table-cell>
                <text:p>2.</text:p>
              </table:table-cell>
              <table:table-cell>
                <text:p>Gardener’s Puddle-Proof Tote</text:p>
              </table:table-cell>
              <table:table-cell>
                <text:p>Rs.2000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9" draw:text-style-name="P12" draw:layer="layout" svg:width="3.8cm" svg:height="0.962cm" svg:x="12.9cm" svg:y="15.138cm">
          <draw:text-box>
            <text:p>Total Price </text:p>
          </draw:text-box>
        </draw:frame>
        <draw:frame draw:style-name="gr16" draw:text-style-name="P12" draw:layer="layout" svg:width="2.188cm" svg:height="1.662cm" svg:x="14.5cm" svg:y="14.3cm">
          <draw:text-box>
            <text:p>Tax</text:p>
          </draw:text-box>
        </draw:frame>
        <draw:frame draw:style-name="gr17" draw:text-style-name="P12" draw:layer="layout" svg:width="3.138cm" svg:height="0.962cm" svg:x="16.8cm" svg:y="14.3cm">
          <draw:text-box>
            <text:p>Rs.75.00</text:p>
          </draw:text-box>
        </draw:frame>
        <draw:frame draw:style-name="gr9" draw:text-style-name="P12" draw:layer="layout" svg:width="4.2cm" svg:height="0.962cm" svg:x="16.6cm" svg:y="15.138cm">
          <draw:text-box>
            <text:p>Rs.4575.00</text:p>
          </draw:text-box>
        </draw:frame>
        <draw:frame draw:style-name="gr18" draw:text-style-name="P12" draw:layer="layout" svg:width="0.502cm" svg:height="2.384cm" svg:x="7cm" svg:y="8.9cm">
          <draw:text-box>
            <text:p/>
            <text:p/>
            <text:p/>
          </draw:text-box>
        </draw:frame>
        <draw:frame draw:style-name="gr18" draw:text-style-name="P12" draw:layer="layout" svg:width="0.502cm" svg:height="1.673cm" svg:x="15.798cm" svg:y="7.027cm">
          <draw:text-box>
            <text:p/>
            <text:p/>
          </draw:text-box>
        </draw:frame>
        <draw:frame draw:style-name="gr18" draw:text-style-name="P12" draw:layer="layout" svg:width="5.54cm" svg:height="0.962cm" svg:x="1.7cm" svg:y="7cm">
          <draw:text-box>
            <text:p>Customer Id:1045</text:p>
          </draw:text-box>
        </draw:frame>
        <draw:frame draw:style-name="gr19" draw:text-style-name="P12" draw:layer="layout" svg:width="5.872cm" svg:height="1.673cm" svg:x="1.4cm" svg:y="7.9cm">
          <draw:text-box>
            <text:p><text:s/>Customer Name:</text:p>
            <text:p><text:s text:c="4"/>Rasika Patil</text:p>
          </draw:text-box>
        </draw:frame>
        <draw:frame draw:style-name="gr9" draw:text-style-name="P9" draw:layer="layout" svg:width="5.725cm" svg:height="0.962cm" svg:x="9.775cm" svg:y="16.238cm">
          <draw:text-box>
            <text:p><text:span text:style-name="T6">Shipping Address</text:span></text:p>
          </draw:text-box>
        </draw:frame>
        <draw:frame draw:style-name="gr18" draw:text-style-name="P12" draw:layer="layout" svg:width="15.708cm" svg:height="0.962cm" svg:x="6.4cm" svg:y="17.138cm">
          <draw:text-box>
            <text:p>Near Infosys Circle,Hinjewadi Phase II ,Pune ,411057.</text:p>
          </draw:text-box>
        </draw:frame>
        <draw:custom-shape draw:style-name="gr20" draw:text-style-name="P6" draw:layer="layout" svg:width="9.1cm" svg:height="1.5cm" svg:x="9.5cm" svg:y="18.5cm">
          <text:p text:style-name="P7">EDIT ORDE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28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1.623cm" svg:height="0.971cm" svg:x="1.213cm" svg:y="5.50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9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View Customers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5">
                <text:p><text:span text:style-name="T2">Cart <text:s/>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21" draw:text-style-name="P9" draw:layer="layout" svg:width="3.884cm" svg:height="0.962cm" svg:x="12cm" svg:y="6.538cm">
          <draw:text-box>
            <text:p><text:span text:style-name="T6">Place Order</text:span></text:p>
          </draw:text-box>
        </draw:frame>
        <draw:frame draw:style-name="Default_5f_1" draw:layer="layout" svg:width="17.775cm" svg:height="4.821cm" svg:x="6.909cm" svg:y="7.648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8"/>
            <table:table-column table:style-name="co28"/>
            <table:table-row table:style-name="ro6" table:default-cell-style-name="gray3">
              <table:table-cell>
                <text:p>Sr No</text:p>
              </table:table-cell>
              <table:table-cell>
                <text:p>Product</text:p>
              </table:table-cell>
              <table:table-cell>
                <text:p>Price</text:p>
              </table:table-cell>
              <table:table-cell/>
            </table:table-row>
            <table:table-row table:style-name="ro6" table:default-cell-style-name="gray2">
              <table:table-cell>
                <text:p>1.</text:p>
              </table:table-cell>
              <table:table-cell>
                <text:p>Large Gardener’s Supply Cart</text:p>
              </table:table-cell>
              <table:table-cell>
                <text:p>Rs.2500</text:p>
              </table:table-cell>
              <table:table-cell table:style-name="ce10">
                <text:p>DELETE</text:p>
              </table:table-cell>
            </table:table-row>
            <table:table-row table:style-name="ro8" table:default-cell-style-name="gray1">
              <table:table-cell>
                <text:p>2.</text:p>
              </table:table-cell>
              <table:table-cell>
                <text:p>Gardener’s Puddle-Proof Tote</text:p>
              </table:table-cell>
              <table:table-cell>
                <text:p>Rs.2000</text:p>
              </table:table-cell>
              <table:table-cell table:style-name="ce10">
                <text:p>DELETE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9" draw:text-style-name="P12" draw:layer="layout" svg:width="3.8cm" svg:height="0.962cm" svg:x="13.6cm" svg:y="13.076cm">
          <draw:text-box>
            <text:p>Total Price </text:p>
          </draw:text-box>
        </draw:frame>
        <draw:frame draw:style-name="gr22" draw:text-style-name="P12" draw:layer="layout" svg:width="3.038cm" svg:height="0.962cm" svg:x="17.4cm" svg:y="12.176cm">
          <draw:text-box>
            <text:p>Rs.75.00</text:p>
          </draw:text-box>
        </draw:frame>
        <draw:frame draw:style-name="gr9" draw:text-style-name="P12" draw:layer="layout" svg:width="4.2cm" svg:height="0.962cm" svg:x="17.3cm" svg:y="13.238cm">
          <draw:text-box>
            <text:p>Rs.4575.00</text:p>
          </draw:text-box>
        </draw:frame>
        <draw:frame draw:style-name="gr23" draw:text-style-name="P12" draw:layer="layout" svg:width="1.488cm" svg:height="0.962cm" svg:x="15.3cm" svg:y="12.2cm">
          <draw:text-box>
            <text:p>Tax</text:p>
          </draw:text-box>
        </draw:frame>
        <draw:frame draw:style-name="gr9" draw:text-style-name="P9" draw:layer="layout" svg:width="5.725cm" svg:height="0.962cm" svg:x="10.7cm" svg:y="13.938cm">
          <draw:text-box>
            <text:p><text:span text:style-name="T6">Shipping Address</text:span></text:p>
          </draw:text-box>
        </draw:frame>
        <draw:frame draw:style-name="Default_5f_1" draw:layer="layout" svg:width="14.098cm" svg:height="1.682cm" svg:x="6.848cm" svg:y="15.154cm">
          <table:table table:template-name="default" table:use-first-row-styles="true" table:use-banding-rows-styles="true">
            <table:table-column table:style-name="co29"/>
            <table:table-row table:style-name="ro9">
              <table:table-cell table:style-name="gray3">
                <text:p>Near Infosys Circle,Hinjewadi Phase II ,Pune ,411057.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Default_5f_1" draw:layer="layout" svg:width="6.78cm" svg:height="0.971cm" svg:x="15.687cm" svg:y="17.41cm">
          <table:table table:template-name="default" table:use-first-row-styles="true" table:use-banding-rows-styles="true">
            <table:table-column table:style-name="co30"/>
            <table:table-row table:style-name="ro10">
              <table:table-cell table:style-name="ce12">
                <text:p>Order Status</text:p>
              </table:table-cell>
            </table:table-row>
          </table:table>
          <draw:image xlink:href="Pictures/TablePreview33.svm" xlink:type="simple" xlink:show="embed" xlink:actuate="onLoad"/>
        </draw:frame>
      </draw:page>
      <draw:page draw:name="page7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35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1.623cm" svg:height="0.971cm" svg:x="1.213cm" svg:y="5.50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9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View Customers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5">
                <text:p><text:span text:style-name="T2">Cart <text:s/>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21" draw:text-style-name="P9" draw:layer="layout" svg:width="3.884cm" svg:height="0.962cm" svg:x="12cm" svg:y="6.538cm">
          <draw:text-box>
            <text:p><text:span text:style-name="T6">Place Order</text:span></text:p>
          </draw:text-box>
        </draw:frame>
        <draw:frame draw:style-name="Default_5f_1" draw:layer="layout" svg:width="17.775cm" svg:height="4.821cm" svg:x="6.909cm" svg:y="7.648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8"/>
            <table:table-column table:style-name="co28"/>
            <table:table-row table:style-name="ro6" table:default-cell-style-name="gray3">
              <table:table-cell>
                <text:p>Sr No</text:p>
              </table:table-cell>
              <table:table-cell>
                <text:p>Product</text:p>
              </table:table-cell>
              <table:table-cell>
                <text:p>Price</text:p>
              </table:table-cell>
              <table:table-cell/>
            </table:table-row>
            <table:table-row table:style-name="ro6" table:default-cell-style-name="gray2">
              <table:table-cell>
                <text:p>1.</text:p>
              </table:table-cell>
              <table:table-cell>
                <text:p>Large Gardener’s Supply Cart</text:p>
              </table:table-cell>
              <table:table-cell>
                <text:p>Rs.2500</text:p>
              </table:table-cell>
              <table:table-cell table:style-name="ce10">
                <text:p>DELETE</text:p>
              </table:table-cell>
            </table:table-row>
            <table:table-row table:style-name="ro8" table:default-cell-style-name="gray1">
              <table:table-cell>
                <text:p>2.</text:p>
              </table:table-cell>
              <table:table-cell>
                <text:p>Gardener’s Puddle-Proof Tote</text:p>
              </table:table-cell>
              <table:table-cell>
                <text:p>Rs.2000</text:p>
              </table:table-cell>
              <table:table-cell table:style-name="ce10">
                <text:p>DELETE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9" draw:text-style-name="P12" draw:layer="layout" svg:width="3.8cm" svg:height="0.962cm" svg:x="13.6cm" svg:y="13.076cm">
          <draw:text-box>
            <text:p>Total Price </text:p>
          </draw:text-box>
        </draw:frame>
        <draw:frame draw:style-name="gr22" draw:text-style-name="P12" draw:layer="layout" svg:width="3.038cm" svg:height="0.962cm" svg:x="17.4cm" svg:y="12.176cm">
          <draw:text-box>
            <text:p>Rs.75.00</text:p>
          </draw:text-box>
        </draw:frame>
        <draw:frame draw:style-name="gr9" draw:text-style-name="P12" draw:layer="layout" svg:width="4.2cm" svg:height="0.962cm" svg:x="17.3cm" svg:y="13.238cm">
          <draw:text-box>
            <text:p>Rs.4575.00</text:p>
          </draw:text-box>
        </draw:frame>
        <draw:frame draw:style-name="gr23" draw:text-style-name="P12" draw:layer="layout" svg:width="1.488cm" svg:height="0.962cm" svg:x="15.3cm" svg:y="12.2cm">
          <draw:text-box>
            <text:p>Tax</text:p>
          </draw:text-box>
        </draw:frame>
        <draw:frame draw:style-name="Default_5f_1" draw:layer="layout" svg:width="6.78cm" svg:height="0.971cm" svg:x="15.687cm" svg:y="17.41cm">
          <table:table table:template-name="default" table:use-first-row-styles="true" table:use-banding-rows-styles="true">
            <table:table-column table:style-name="co30"/>
            <table:table-row table:style-name="ro10">
              <table:table-cell table:style-name="ce12">
                <text:p>Order Delivered</text:p>
              </table:table-cell>
            </table:table-row>
          </table:table>
          <draw:image xlink:href="Pictures/TablePreview39.svm" xlink:type="simple" xlink:show="embed" xlink:actuate="onLoad"/>
        </draw:frame>
        <draw:custom-shape draw:style-name="gr24" draw:text-style-name="P13" draw:layer="layout" svg:width="7.3cm" svg:height="1cm" svg:x="4.7cm" svg:y="17.4cm">
          <text:p text:style-name="P7">Order Shipp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21:55:41.552741722</meta:creation-date>
    <dc:date>2019-10-06T22:01:12.732305244</dc:date>
    <meta:editing-duration>PT5M31S</meta:editing-duration>
    <meta:editing-cycles>1</meta:editing-cycles>
    <meta:document-statistic meta:object-count="91"/>
    <meta:generator>LibreOffice/6.0.7.3$Linux_X86_64 LibreOffice_project/00m0$Build-3</meta:generator>
  </office:meta>
</office:document-meta>
</file>